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13:56:47.52614837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3:58:02.336481112</dc:date>
    <meta:editing-duration>PT16H29M</meta:editing-duration>
    <meta:editing-cycles>29</meta:editing-cycles>
    <meta:generator>LibreOffice/25.2.3.2$Linux_X86_64 LibreOffice_project/520$Build-2</meta:generator>
    <meta:document-statistic meta:table-count="1" meta:cell-count="931" meta:object-count="0"/>
  </office:meta>
</office:document-meta>
</file>